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8376" calcext:value-type="float">
            <text:p>105.87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8024" calcext:value-type="float">
            <text:p>105.34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264" calcext:value-type="float">
            <text:p>104.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1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9488" calcext:value-type="float">
            <text:p>97.2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0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0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0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0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199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199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199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